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A282F87A2D2D540540.png" manifest:media-type="image/png"/>
  <manifest:file-entry manifest:full-path="Pictures/1000020100000422000000B2CA42735684767B9A.png" manifest:media-type="image/png"/>
  <manifest:file-entry manifest:full-path="Pictures/1000020100000422000000982DE72C8379A885F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Gradient Boosting Machine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82F87A2D2D540540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CA42735684767B9A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41M39S</meta:editing-duration>
    <meta:editing-cycles>3</meta:editing-cycles>
    <meta:generator>LibreOffice/6.0.6.2$Windows_X86_64 LibreOffice_project/0c292870b25a325b5ed35f6b45599d2ea4458e77</meta:generator>
    <dc:title>Beehive</dc:title>
    <meta:initial-creator>risky </meta:initial-creator>
    <dc:date>2018-10-16T00:00:21.597000000</dc:date>
    <meta:document-statistic meta:object-count="51"/>
  </office:meta>
</office:document-meta>
</file>